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4d9aa9" officeooo:paragraph-rsid="004d9aa9" style:font-weight-asian="bold" style:font-weight-complex="bold"/>
    </style:style>
    <style:style style:name="P12" style:family="paragraph" style:parent-style-name="Standard">
      <style:paragraph-properties fo:text-align="center" style:justify-single-word="false"/>
      <style:text-properties fo:font-weight="bold" officeooo:rsid="0050e953" officeooo:paragraph-rsid="0050e953"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4d9aa9" officeooo:paragraph-rsid="004d9aa9" style:font-weight-asian="normal" style:font-weight-complex="normal"/>
    </style:style>
    <style:style style:name="P15" style:family="paragraph" style:parent-style-name="Standard">
      <style:paragraph-properties fo:text-align="center" style:justify-single-word="false"/>
      <style:text-properties fo:font-weight="normal" officeooo:rsid="0050e953" officeooo:paragraph-rsid="0050e953" style:font-weight-asian="normal" style:font-weight-complex="normal"/>
    </style:style>
    <style:style style:name="P16" style:family="paragraph" style:parent-style-name="Standard">
      <style:paragraph-properties fo:text-align="start" style:justify-single-word="false"/>
      <style:text-properties fo:font-weight="normal" officeooo:rsid="0050e953" officeooo:paragraph-rsid="0050e953"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3">
      <style:text-properties officeooo:rsid="0032ce0d" officeooo:paragraph-rsid="0032ce0d"/>
    </style:style>
    <style:style style:name="P19" style:family="paragraph" style:parent-style-name="Standard" style:list-style-name="L11">
      <style:paragraph-properties fo:text-align="start" style:justify-single-word="false"/>
      <style:text-properties officeooo:rsid="004607ad" officeooo:paragraph-rsid="004607ad"/>
    </style:style>
    <style:style style:name="P20" style:family="paragraph" style:parent-style-name="Standard" style:list-style-name="L1">
      <style:text-properties officeooo:rsid="004d9aa9" officeooo:paragraph-rsid="004d9aa9"/>
    </style:style>
    <style:style style:name="P21" style:family="paragraph" style:parent-style-name="Standard" style:list-style-name="L3">
      <style:text-properties officeooo:rsid="004d9aa9" officeooo:paragraph-rsid="004d9aa9"/>
    </style:style>
    <style:style style:name="P22" style:family="paragraph" style:parent-style-name="Standard" style:list-style-name="L1">
      <style:text-properties officeooo:rsid="0050e953" officeooo:paragraph-rsid="0050e953"/>
    </style:style>
    <style:style style:name="P23" style:family="paragraph" style:parent-style-name="Standard" style:list-style-name="L11">
      <style:paragraph-properties fo:text-align="start" style:justify-single-word="false"/>
      <style:text-properties officeooo:rsid="0050e953" officeooo:paragraph-rsid="0050e953"/>
    </style:style>
    <style:style style:name="P24" style:family="paragraph" style:parent-style-name="Standard" style:list-style-name="L8">
      <style:text-properties officeooo:rsid="0050e953" officeooo:paragraph-rsid="0050e953"/>
    </style:style>
    <style:style style:name="P25" style:family="paragraph" style:parent-style-name="Standard" style:list-style-name="L3">
      <style:text-properties officeooo:rsid="0050e953" officeooo:paragraph-rsid="0050e953"/>
    </style:style>
    <style:style style:name="P26" style:family="paragraph" style:parent-style-name="Standard">
      <style:paragraph-properties fo:text-align="start" style:justify-single-word="false" fo:break-before="page"/>
      <style:text-properties fo:font-weight="normal" officeooo:rsid="0050e953" officeooo:paragraph-rsid="0050e953"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aa284"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a284" style:font-weight-asian="normal" style:font-weight-complex="normal"/>
    </style:style>
    <style:style style:name="T8" style:family="text">
      <style:text-properties officeooo:rsid="004d9aa9"/>
    </style:style>
    <style:style style:name="T9" style:family="text">
      <style:text-properties officeooo:rsid="0050e9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Combat (3)</text:p>
      <text:p text:style-name="P12">Warring Parties on a Nearby Planet.</text:p>
      <text:p text:style-name="P15"/>
      <text:p text:style-name="P16">Description: Two nations on a nearby planet are engaged in hostilities. Send a team to find out why they are fighting and see whether some kind of peace can be achieved. </text:p>
      <text:p text:style-name="P26">Two nations on a nearby planet are engaged in hostilities. Your team has been sent to find out why they are fighting and see whether some kind of peace can be achieved. </text:p>
      <text:p text:style-name="P4"/>
      <text:list xml:id="list6358187932467590203" text:style-name="L1">
        <text:list-item>
          <text:p text:style-name="P22">Maximum personnel: unlimited</text:p>
        </text:list-item>
        <text:list-item>
          <text:p text:style-name="P22">The two nationalities are locked in a bitter, unending struggle against each other for reasons that seem superficial to you once you are even able to determine what they are</text:p>
        </text:list-item>
      </text:list>
      <text:p text:style-name="P4"/>
      <text:p text:style-name="P13"><text:span text:style-name="T5">Survivors:</text:span><text:span text:style-name="T7"> </text:span></text:p>
      <text:list xml:id="list5406444979822229024" text:style-name="L11">
        <text:list-item>
          <text:p text:style-name="P23"><text:span text:style-name="T6">People with the following skills will survive this mission:</text:span></text:p>
          <text:list>
            <text:list-item>
              <text:p text:style-name="P23"><text:span text:style-name="T6">EVASION, DIPLOMACY, HOME REPAIR, CAMOUFLAGE, PLUMBING, RANGED COMBAT, HAND TO HAND COMBAT, SUPERIOR STRENGTH, SUPERIOR INTELLIGENCE, LOGISTICS, INFILTRATION, or COUNSELLING skill survives.</text:span></text:p>
            </text:list-item>
          </text:list>
          <text:p text:style-name="P19"><text:span text:style-name="T6"/></text:p>
        </text:list-item>
      </text:list>
      <text:p text:style-name="P6"><text:span text:style-name="T4">Success Criteria</text:span>: </text:p>
      <text:list xml:id="list4746993373993030785" text:style-name="L8">
        <text:list-item>
          <text:p text:style-name="P24">If you have two or more survivors with the DIPLOMACY skill then this mission will be resolved successfully. Otherwise the two nations continue fighting.</text:p>
          <text:p text:style-name="P17"/>
        </text:list-item>
      </text:list>
      <text:p text:style-name="P1"><text:span text:style-name="T4">Quartermaster</text:span>: The quartermaster has provided you with the following to assist in your mission: </text:p>
      <text:list xml:id="list2871170017175660084" text:style-name="L3">
        <text:list-item>
          <text:p text:style-name="P21">A<text:span text:style-name="T9">n original copy of the Magna Carta</text:span></text:p>
        </text:list-item>
        <text:list-item>
          <text:p text:style-name="P25">Three pair nunchucks. </text:p>
          <text:p text:style-name="P18"/>
        </text:list-item>
      </text:list>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9M8S</meta:editing-duration>
    <meta:editing-cycles>34</meta:editing-cycles>
    <meta:generator>LibreOffice/5.1.6.2$Windows_x86 LibreOffice_project/07ac168c60a517dba0f0d7bc7540f5afa45f0909</meta:generator>
    <dc:date>2017-08-20T16:50:58.698000000</dc:date>
    <meta:document-statistic meta:table-count="0" meta:image-count="0" meta:object-count="0" meta:page-count="2" meta:paragraph-count="27" meta:word-count="369" meta:character-count="2125" meta:non-whitespace-character-count="1782"/>
    <meta:user-defined meta:name="Info 1"/>
    <meta:user-defined meta:name="Info 2"/>
    <meta:user-defined meta:name="Info 3"/>
    <meta:user-defined meta:name="Info 4"/>
  </office:meta>
</office:document-meta>
</file>